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0b96f5"/>
    </style:style>
    <style:style style:name="T2" style:family="text">
      <style:text-properties officeooo:rsid="000be8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" text:style-name="Internet_20_link" text:visited-style-name="Visited_20_Internet_20_Link">HTTPS://CODERPROG.COM/MASTERING-MICROCONTROLLER-DRIVER-DEV/</text:a><text:span text:style-name="T2">2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1T21:14:46.935708517</dc:date>
    <meta:editing-duration>PT1M59S</meta:editing-duration>
    <meta:editing-cycles>4</meta:editing-cycles>
    <meta:document-statistic meta:table-count="0" meta:image-count="0" meta:object-count="0" meta:page-count="1" meta:paragraph-count="4" meta:word-count="4" meta:character-count="231" meta:non-whitespace-character-count="231"/>
  </office:meta>
</office:document-meta>
</file>